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DRIGUEZ GONZALES, CARLOS ALFRE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DRIGUEZ GONZALES, CARLOS ALFRE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58866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5.18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45.1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.1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MUSCOVY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0:44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